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6.657cm"/>
    </style:style>
    <style:style style:name="co3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4.699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irLR_5f_LR_5f_StationAi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irLR_LR_StationAi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office:value-type="string">
            <text:p>Station_numBDQA</text:p>
          </table:table-cell>
          <table:table-cell office:value-type="string">
            <text:p>Station_AASQA</text:p>
          </table:table-cell>
          <table:table-cell office:value-type="string">
            <text:p>Station_nom</text:p>
          </table:table-cell>
          <table:table-cell office:value-type="string">
            <text:p>Station_rue</text:p>
          </table:table-cell>
          <table:table-cell office:value-type="string">
            <text:p>Station_codepost</text:p>
          </table:table-cell>
          <table:table-cell office:value-type="string">
            <text:p>Station_ville</text:p>
          </table:table-cell>
          <table:table-cell office:value-type="string">
            <text:p>Station_latitude</text:p>
          </table:table-cell>
          <table:table-cell office:value-type="string">
            <text:p>Station_longitude</text:p>
          </table:table-cell>
          <table:table-cell office:value-type="string">
            <text:p>Station_Typologie</text:p>
          </table:table-cell>
          <table:table-cell office:value-type="string">
            <text:p>Station_commentaire</text:p>
          </table:table-cell>
          <table:table-cell table:number-columns-repeated="246"/>
        </table:table-row>
        <table:table-row table:style-name="ro1">
          <table:table-cell office:value-type="string">
            <text:p>08016</text:p>
          </table:table-cell>
          <table:table-cell office:value-type="string">
            <text:p>Air Languedoc-Roussillon</text:p>
          </table:table-cell>
          <table:table-cell office:value-type="string">
            <text:p>Près d'Arènes</text:p>
          </table:table-cell>
          <table:table-cell office:value-type="string">
            <text:p>Rue de la bandido</text:p>
          </table:table-cell>
          <table:table-cell office:value-type="float" office:value="34000">
            <text:p>34000</text:p>
          </table:table-cell>
          <table:table-cell office:value-type="string">
            <text:p>Montpellier</text:p>
          </table:table-cell>
          <table:table-cell office:value-type="float" office:value="43.591486">
            <text:p>43,591486</text:p>
          </table:table-cell>
          <table:table-cell office:value-type="float" office:value="3.886814">
            <text:p>3,886814</text:p>
          </table:table-cell>
          <table:table-cell office:value-type="string">
            <text:p>urbain</text:p>
          </table:table-cell>
          <table:table-cell table:number-columns-repeated="247"/>
        </table:table-row>
        <table:table-row table:style-name="ro1">
          <table:table-cell office:value-type="string">
            <text:p>08017</text:p>
          </table:table-cell>
          <table:table-cell office:value-type="string">
            <text:p>Air Languedoc-Roussillon</text:p>
          </table:table-cell>
          <table:table-cell office:value-type="string">
            <text:p>Périurbaine Sud </text:p>
          </table:table-cell>
          <table:table-cell office:value-type="string">
            <text:p>Rue des camélias</text:p>
          </table:table-cell>
          <table:table-cell office:value-type="float" office:value="34970">
            <text:p>34970</text:p>
          </table:table-cell>
          <table:table-cell office:value-type="string">
            <text:p>Lattes</text:p>
          </table:table-cell>
          <table:table-cell office:value-type="float" office:value="43.570549">
            <text:p>43,570549</text:p>
          </table:table-cell>
          <table:table-cell office:value-type="float" office:value="3.911678">
            <text:p>3,911678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209</text:p>
          </table:table-cell>
          <table:table-cell office:value-type="string">
            <text:p>Air Languedoc-Roussillon</text:p>
          </table:table-cell>
          <table:table-cell office:value-type="string">
            <text:p>Gard Rhodanien 2</text:p>
          </table:table-cell>
          <table:table-cell office:value-type="string">
            <text:p>Chemin du stade</text:p>
          </table:table-cell>
          <table:table-cell office:value-type="float" office:value="30650">
            <text:p>30650</text:p>
          </table:table-cell>
          <table:table-cell office:value-type="string">
            <text:p>SAZE</text:p>
          </table:table-cell>
          <table:table-cell office:value-type="float" office:value="43.94263">
            <text:p>43,94263</text:p>
          </table:table-cell>
          <table:table-cell office:value-type="float" office:value="4.679579">
            <text:p>4,679579</text:p>
          </table:table-cell>
          <table:table-cell office:value-type="string">
            <text:p>industrielle</text:p>
          </table:table-cell>
          <table:table-cell table:number-columns-repeated="247"/>
        </table:table-row>
        <table:table-row table:style-name="ro1">
          <table:table-cell office:value-type="string">
            <text:p>08004</text:p>
          </table:table-cell>
          <table:table-cell office:value-type="string">
            <text:p>Air Languedoc-Roussillon</text:p>
          </table:table-cell>
          <table:table-cell office:value-type="string">
            <text:p>Saint-Denis</text:p>
          </table:table-cell>
          <table:table-cell office:value-type="string">
            <text:p>Bd Clémenceau</text:p>
          </table:table-cell>
          <table:table-cell office:value-type="float" office:value="34000">
            <text:p>34000</text:p>
          </table:table-cell>
          <table:table-cell office:value-type="string">
            <text:p>Montpellier</text:p>
          </table:table-cell>
          <table:table-cell office:value-type="float" office:value="43.605066">
            <text:p>43,605066</text:p>
          </table:table-cell>
          <table:table-cell office:value-type="float" office:value="3.874638">
            <text:p>3,874638</text:p>
          </table:table-cell>
          <table:table-cell office:value-type="string">
            <text:p>trafic</text:p>
          </table:table-cell>
          <table:table-cell table:number-columns-repeated="247"/>
        </table:table-row>
        <table:table-row table:style-name="ro1">
          <table:table-cell office:value-type="string">
            <text:p>08018</text:p>
          </table:table-cell>
          <table:table-cell office:value-type="string">
            <text:p>Air Languedoc-Roussillon</text:p>
          </table:table-cell>
          <table:table-cell office:value-type="string">
            <text:p>Périurbaine Nord</text:p>
          </table:table-cell>
          <table:table-cell office:value-type="string">
            <text:p>Rue de la rompude</text:p>
          </table:table-cell>
          <table:table-cell office:value-type="float" office:value="34980">
            <text:p>34980</text:p>
          </table:table-cell>
          <table:table-cell office:value-type="string">
            <text:p>SAINT GELY DU FESC</text:p>
          </table:table-cell>
          <table:table-cell office:value-type="float" office:value="43.692637">
            <text:p>43,692637</text:p>
          </table:table-cell>
          <table:table-cell office:value-type="float" office:value="3.800213">
            <text:p>3,800213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020</text:p>
          </table:table-cell>
          <table:table-cell office:value-type="string">
            <text:p>Air Languedoc-Roussillon</text:p>
          </table:table-cell>
          <table:table-cell office:value-type="string">
            <text:p>Lunel-Viel</text:p>
          </table:table-cell>
          <table:table-cell office:value-type="string">
            <text:p>Stade de Lunel-Viel</text:p>
          </table:table-cell>
          <table:table-cell office:value-type="float" office:value="34400">
            <text:p>34400</text:p>
          </table:table-cell>
          <table:table-cell office:value-type="string">
            <text:p>Lunel-Viel</text:p>
          </table:table-cell>
          <table:table-cell office:value-type="float" office:value="43.675769">
            <text:p>43,675769</text:p>
          </table:table-cell>
          <table:table-cell office:value-type="float" office:value="4.088383">
            <text:p>4,088383</text:p>
          </table:table-cell>
          <table:table-cell office:value-type="string">
            <text:p>industrielle</text:p>
          </table:table-cell>
          <table:table-cell table:number-columns-repeated="247"/>
        </table:table-row>
        <table:table-row table:style-name="ro1">
          <table:table-cell office:value-type="string">
            <text:p>08204</text:p>
          </table:table-cell>
          <table:table-cell office:value-type="string">
            <text:p>Air Languedoc-Roussillon</text:p>
          </table:table-cell>
          <table:table-cell office:value-type="string">
            <text:p>Gard Rhodanien 1</text:p>
          </table:table-cell>
          <table:table-cell office:value-type="string">
            <text:p>Route de vallabregues</text:p>
          </table:table-cell>
          <table:table-cell office:value-type="float" office:value="30300">
            <text:p>30300</text:p>
          </table:table-cell>
          <table:table-cell office:value-type="string">
            <text:p>Vallabrègues</text:p>
          </table:table-cell>
          <table:table-cell office:value-type="float" office:value="43.82916">
            <text:p>43,82916</text:p>
          </table:table-cell>
          <table:table-cell office:value-type="float" office:value="4.642951">
            <text:p>4,642951</text:p>
          </table:table-cell>
          <table:table-cell office:value-type="string">
            <text:p>industrielle</text:p>
          </table:table-cell>
          <table:table-cell table:number-columns-repeated="247"/>
        </table:table-row>
        <table:table-row table:style-name="ro1">
          <table:table-cell office:value-type="string">
            <text:p>08003</text:p>
          </table:table-cell>
          <table:table-cell office:value-type="string">
            <text:p>Air Languedoc-Roussillon</text:p>
          </table:table-cell>
          <table:table-cell office:value-type="string">
            <text:p>Chaptal</text:p>
          </table:table-cell>
          <table:table-cell office:value-type="string">
            <text:p><text:s/>Bd des arceaux</text:p>
          </table:table-cell>
          <table:table-cell office:value-type="float" office:value="34000">
            <text:p>34000</text:p>
          </table:table-cell>
          <table:table-cell office:value-type="string">
            <text:p>Montpellier</text:p>
          </table:table-cell>
          <table:table-cell office:value-type="float" office:value="43.611344">
            <text:p>43,611344</text:p>
          </table:table-cell>
          <table:table-cell office:value-type="float" office:value="3.866262">
            <text:p>3,866262</text:p>
          </table:table-cell>
          <table:table-cell office:value-type="string">
            <text:p>urbain</text:p>
          </table:table-cell>
          <table:table-cell table:number-columns-repeated="247"/>
        </table:table-row>
        <table:table-row table:style-name="ro1">
          <table:table-cell office:value-type="string">
            <text:p>08617</text:p>
          </table:table-cell>
          <table:table-cell office:value-type="string">
            <text:p>Air Languedoc-Roussillon</text:p>
          </table:table-cell>
          <table:table-cell office:value-type="string">
            <text:p>Périphérie de Nîmes</text:p>
          </table:table-cell>
          <table:table-cell office:value-type="string">
            <text:p>Rue du moulin à  vent</text:p>
          </table:table-cell>
          <table:table-cell office:value-type="float" office:value="30190">
            <text:p>30190</text:p>
          </table:table-cell>
          <table:table-cell office:value-type="string">
            <text:p>LA CALMETTE</text:p>
          </table:table-cell>
          <table:table-cell office:value-type="float" office:value="43.925395">
            <text:p>43,925395</text:p>
          </table:table-cell>
          <table:table-cell office:value-type="float" office:value="4.265812">
            <text:p>4,265812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614</text:p>
          </table:table-cell>
          <table:table-cell office:value-type="string">
            <text:p>Air Languedoc-Roussillon</text:p>
          </table:table-cell>
          <table:table-cell office:value-type="string">
            <text:p>Nîmes Sud</text:p>
          </table:table-cell>
          <table:table-cell office:value-type="string">
            <text:p>Rue de Tunis</text:p>
          </table:table-cell>
          <table:table-cell office:value-type="float" office:value="30000">
            <text:p>30000</text:p>
          </table:table-cell>
          <table:table-cell office:value-type="string">
            <text:p>Nîmes</text:p>
          </table:table-cell>
          <table:table-cell office:value-type="float" office:value="43.834404">
            <text:p>43,834404</text:p>
          </table:table-cell>
          <table:table-cell office:value-type="float" office:value="4.374186">
            <text:p>4,374186</text:p>
          </table:table-cell>
          <table:table-cell office:value-type="string">
            <text:p>urbain</text:p>
          </table:table-cell>
          <table:table-cell table:number-columns-repeated="247"/>
        </table:table-row>
        <table:table-row table:style-name="ro1">
          <table:table-cell office:value-type="string">
            <text:p>08616</text:p>
          </table:table-cell>
          <table:table-cell office:value-type="string">
            <text:p>Air Languedoc-Roussillon</text:p>
          </table:table-cell>
          <table:table-cell office:value-type="string">
            <text:p>Nîmes trafic</text:p>
          </table:table-cell>
          <table:table-cell office:value-type="string">
            <text:p>Place du 19 mars 1962</text:p>
          </table:table-cell>
          <table:table-cell office:value-type="float" office:value="30000">
            <text:p>30000</text:p>
          </table:table-cell>
          <table:table-cell office:value-type="string">
            <text:p>Nîmes</text:p>
          </table:table-cell>
          <table:table-cell office:value-type="float" office:value="43.829897">
            <text:p>43,829897</text:p>
          </table:table-cell>
          <table:table-cell office:value-type="float" office:value="4.361988">
            <text:p>4,361988</text:p>
          </table:table-cell>
          <table:table-cell office:value-type="string">
            <text:p>trafic</text:p>
          </table:table-cell>
          <table:table-cell table:number-columns-repeated="247"/>
        </table:table-row>
        <table:table-row table:style-name="ro1">
          <table:table-cell office:value-type="string">
            <text:p>08714</text:p>
          </table:table-cell>
          <table:table-cell office:value-type="string">
            <text:p>Air Languedoc-Roussillon</text:p>
          </table:table-cell>
          <table:table-cell office:value-type="string">
            <text:p>Perpignan Centre</text:p>
          </table:table-cell>
          <table:table-cell office:value-type="string">
            <text:p>Rue Waldeck Rousseau</text:p>
          </table:table-cell>
          <table:table-cell office:value-type="float" office:value="66000">
            <text:p>66000</text:p>
          </table:table-cell>
          <table:table-cell office:value-type="string">
            <text:p>Perpignan</text:p>
          </table:table-cell>
          <table:table-cell office:value-type="float" office:value="42.695548">
            <text:p>42,695548</text:p>
          </table:table-cell>
          <table:table-cell office:value-type="float" office:value="2.900528">
            <text:p>2,900528</text:p>
          </table:table-cell>
          <table:table-cell office:value-type="string">
            <text:p>urbain</text:p>
          </table:table-cell>
          <table:table-cell table:number-columns-repeated="247"/>
        </table:table-row>
        <table:table-row table:style-name="ro1">
          <table:table-cell office:value-type="string">
            <text:p>08713</text:p>
          </table:table-cell>
          <table:table-cell office:value-type="string">
            <text:p>Air Languedoc-Roussillon</text:p>
          </table:table-cell>
          <table:table-cell office:value-type="string">
            <text:p>Perpignan Sud</text:p>
          </table:table-cell>
          <table:table-cell office:value-type="string">
            <text:p>Bd du Foment de sardane</text:p>
          </table:table-cell>
          <table:table-cell office:value-type="float" office:value="66000">
            <text:p>66000</text:p>
          </table:table-cell>
          <table:table-cell office:value-type="string">
            <text:p>Perpignan</text:p>
          </table:table-cell>
          <table:table-cell office:value-type="float" office:value="42.683533">
            <text:p>42,683533</text:p>
          </table:table-cell>
          <table:table-cell office:value-type="float" office:value="2.903513">
            <text:p>2,903513</text:p>
          </table:table-cell>
          <table:table-cell office:value-type="string">
            <text:p>urbain</text:p>
          </table:table-cell>
          <table:table-cell table:number-columns-repeated="247"/>
        </table:table-row>
        <table:table-row table:style-name="ro1">
          <table:table-cell office:value-type="string">
            <text:p>08712</text:p>
          </table:table-cell>
          <table:table-cell office:value-type="string">
            <text:p>Air Languedoc-Roussillon</text:p>
          </table:table-cell>
          <table:table-cell office:value-type="string">
            <text:p>Périphérie Perpignan</text:p>
          </table:table-cell>
          <table:table-cell office:value-type="string">
            <text:p>Av. Baïxas</text:p>
          </table:table-cell>
          <table:table-cell office:value-type="float" office:value="66240">
            <text:p>66240</text:p>
          </table:table-cell>
          <table:table-cell office:value-type="string">
            <text:p>SAINT ESTEVE</text:p>
          </table:table-cell>
          <table:table-cell office:value-type="float" office:value="42.719828">
            <text:p>42,719828</text:p>
          </table:table-cell>
          <table:table-cell office:value-type="float" office:value="2.839883">
            <text:p>2,839883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022</text:p>
          </table:table-cell>
          <table:table-cell office:value-type="string">
            <text:p>Air Languedoc-Roussillon</text:p>
          </table:table-cell>
          <table:table-cell office:value-type="string">
            <text:p>Agathois-Piscénois</text:p>
          </table:table-cell>
          <table:table-cell office:value-type="string">
            <text:p>Rue Labech</text:p>
          </table:table-cell>
          <table:table-cell office:value-type="float" office:value="34300">
            <text:p>34300</text:p>
          </table:table-cell>
          <table:table-cell office:value-type="string">
            <text:p>Le Cap d'Agde</text:p>
          </table:table-cell>
          <table:table-cell office:value-type="float" office:value="43.287476">
            <text:p>43,287476</text:p>
          </table:table-cell>
          <table:table-cell office:value-type="float" office:value="3.504841">
            <text:p>3,504841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023</text:p>
          </table:table-cell>
          <table:table-cell office:value-type="string">
            <text:p>Air Languedoc-Roussillon</text:p>
          </table:table-cell>
          <table:table-cell office:value-type="string">
            <text:p>Biterrois-Narbonnais</text:p>
          </table:table-cell>
          <table:table-cell office:value-type="string">
            <text:p>Chemin Chartreuse</text:p>
          </table:table-cell>
          <table:table-cell office:value-type="float" office:value="34490">
            <text:p>34490</text:p>
          </table:table-cell>
          <table:table-cell office:value-type="string">
            <text:p>Corneilhan</text:p>
          </table:table-cell>
          <table:table-cell office:value-type="float" office:value="43.406812">
            <text:p>43,406812</text:p>
          </table:table-cell>
          <table:table-cell office:value-type="float" office:value="3.188778">
            <text:p>3,188778</text:p>
          </table:table-cell>
          <table:table-cell office:value-type="string">
            <text:p>rurale régionale</text:p>
          </table:table-cell>
          <table:table-cell table:number-columns-repeated="247"/>
        </table:table-row>
        <table:table-row table:style-name="ro1">
          <table:table-cell office:value-type="string">
            <text:p>08025</text:p>
          </table:table-cell>
          <table:table-cell office:value-type="string">
            <text:p>Air Languedoc-Roussillon</text:p>
          </table:table-cell>
          <table:table-cell office:value-type="string">
            <text:p>Haut-Languedoc</text:p>
          </table:table-cell>
          <table:table-cell office:value-type="string">
            <text:p>l'Ayrolle</text:p>
          </table:table-cell>
          <table:table-cell office:value-type="float" office:value="34330">
            <text:p>34330</text:p>
          </table:table-cell>
          <table:table-cell office:value-type="string">
            <text:p>Fraisse sur Agout</text:p>
          </table:table-cell>
          <table:table-cell office:value-type="float" office:value="43.594403">
            <text:p>43,594403</text:p>
          </table:table-cell>
          <table:table-cell office:value-type="float" office:value="2.802958">
            <text:p>2,802958</text:p>
          </table:table-cell>
          <table:table-cell office:value-type="string">
            <text:p>rurale régionale</text:p>
          </table:table-cell>
          <table:table-cell office:value-type="string">
            <text:p>Uniquement en période estivale</text:p>
          </table:table-cell>
          <table:table-cell table:number-columns-repeated="246"/>
        </table:table-row>
        <table:table-row table:style-name="ro1">
          <table:table-cell office:value-type="string">
            <text:p>08030</text:p>
          </table:table-cell>
          <table:table-cell office:value-type="string">
            <text:p>Air Languedoc-Roussillon</text:p>
          </table:table-cell>
          <table:table-cell office:value-type="string">
            <text:p>Montpellier trafic</text:p>
          </table:table-cell>
          <table:table-cell office:value-type="string">
            <text:p>Av de la pompignane</text:p>
          </table:table-cell>
          <table:table-cell office:value-type="float" office:value="34000">
            <text:p>34000</text:p>
          </table:table-cell>
          <table:table-cell office:value-type="string">
            <text:p>Montpellier</text:p>
          </table:table-cell>
          <table:table-cell office:value-type="float" office:value="43.609606">
            <text:p>43,609606</text:p>
          </table:table-cell>
          <table:table-cell office:value-type="float" office:value="3.898782">
            <text:p>3,898782</text:p>
          </table:table-cell>
          <table:table-cell office:value-type="string">
            <text:p>trafic</text:p>
          </table:table-cell>
          <table:table-cell table:number-columns-repeated="247"/>
        </table:table-row>
        <table:table-row table:style-name="ro1">
          <table:table-cell office:value-type="string">
            <text:p>08618</text:p>
          </table:table-cell>
          <table:table-cell office:value-type="string">
            <text:p>Air Languedoc-Roussillon</text:p>
          </table:table-cell>
          <table:table-cell office:value-type="string">
            <text:p>Alès-Cévennes</text:p>
          </table:table-cell>
          <table:table-cell office:value-type="string">
            <text:p>Chemin des blacous</text:p>
          </table:table-cell>
          <table:table-cell office:value-type="float" office:value="30340">
            <text:p>30340</text:p>
          </table:table-cell>
          <table:table-cell office:value-type="string">
            <text:p>Saint-Privat-des-Vieux</text:p>
          </table:table-cell>
          <table:table-cell office:value-type="float" office:value="44.142444">
            <text:p>44,142444</text:p>
          </table:table-cell>
          <table:table-cell office:value-type="float" office:value="4.13832">
            <text:p>4,13832</text:p>
          </table:table-cell>
          <table:table-cell office:value-type="string">
            <text:p>périurbain</text:p>
          </table:table-cell>
          <table:table-cell table:number-columns-repeated="247"/>
        </table:table-row>
        <table:table-row table:style-name="ro1">
          <table:table-cell office:value-type="string">
            <text:p>08252</text:p>
          </table:table-cell>
          <table:table-cell office:value-type="string">
            <text:p>Air Languedoc-Roussillon</text:p>
          </table:table-cell>
          <table:table-cell office:value-type="string">
            <text:p>GarNor03</text:p>
          </table:table-cell>
          <table:table-cell office:value-type="string">
            <text:p>Joseph Guillard</text:p>
          </table:table-cell>
          <table:table-cell office:value-type="float" office:value="30126">
            <text:p>30126</text:p>
          </table:table-cell>
          <table:table-cell office:value-type="string">
            <text:p>Saint-Laurent-des-Arbres</text:p>
          </table:table-cell>
          <table:table-cell office:value-type="float" office:value="44.05405">
            <text:p>44,05405</text:p>
          </table:table-cell>
          <table:table-cell office:value-type="float" office:value="4.697222">
            <text:p>4,697222</text:p>
          </table:table-cell>
          <table:table-cell office:value-type="string">
            <text:p>périurbain</text:p>
          </table:table-cell>
          <table:table-cell office:value-type="string">
            <text:p>Début des mesures en 2013</text:p>
          </table:table-cell>
          <table:table-cell table:number-columns-repeated="246"/>
        </table:table-row>
        <table:table-row table:style-name="ro1" table:number-rows-repeated="10485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currency-style style:name="N12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5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irLR_5f_LR_5f_StationAir" style:display-name="PageStyle_AirLR_LR_StationAi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1:03:14</meta:creation-date>
    <dc:creator>John</dc:creator>
    <dc:date>2013-04-18T14:52:06</dc:date>
    <meta:generator>OpenOffice.org/3.4.1$Win32 OpenOffice.org_project/341m1$Build-9593</meta:generator>
    <meta:document-statistic meta:table-count="1" meta:cell-count="192" meta:object-count="0"/>
  </office:meta>
</office:document-meta>
</file>